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style:contextual-spacing="false" fo:line-height="115%" fo:text-align="center" style:justify-single-word="false"/>
      <style:text-properties style:use-window-font-color="true" loext:opacity="0%" style:font-name="Calibri Light" fo:font-size="12pt" fo:font-weight="bold" fo:background-color="transparent" style:font-name-asian="Calibri Light" style:font-name-complex="Calibri Light"/>
    </style:style>
    <style:style style:name="P2" style:family="paragraph" style:parent-style-name="Standard">
      <style:paragraph-properties fo:margin-top="0.201cm" fo:margin-bottom="0.201cm" style:contextual-spacing="false" fo:line-height="115%" fo:text-align="start" style:justify-single-word="false"/>
      <style:text-properties style:use-window-font-color="true" loext:opacity="0%" style:font-name="Calibri Light" fo:font-size="10pt" fo:font-weight="normal" fo:background-color="transparent" style:font-name-asian="Calibri Light" style:font-name-complex="Calibri Light"/>
    </style:style>
    <style:style style:name="P3" style:family="paragraph" style:parent-style-name="Standard">
      <style:paragraph-properties fo:margin-left="2cm" fo:margin-right="0cm" fo:margin-top="0cm" fo:margin-bottom="0cm" style:contextual-spacing="false" fo:line-height="115%" fo:text-align="start" style:justify-single-word="false" fo:text-indent="0cm" style:auto-text-indent="false"/>
      <style:text-properties style:use-window-font-color="true" loext:opacity="0%" style:font-name="Calibri Light" fo:font-size="9pt" fo:font-weight="bold" officeooo:paragraph-rsid="0012e775" fo:background-color="transparent" style:font-name-asian="Calibri Light" style:font-size-asian="9pt" style:font-weight-asian="bold" style:font-name-complex="Calibri Light" style:font-size-complex="9pt" style:font-weight-complex="bold"/>
    </style:style>
    <style:style style:name="P4" style:family="paragraph" style:parent-style-name="Standard">
      <style:paragraph-properties fo:margin-left="2cm" fo:margin-right="0cm" fo:margin-top="0cm" fo:margin-bottom="0cm" style:contextual-spacing="false" fo:line-height="115%" fo:text-align="start" style:justify-single-word="false" fo:text-indent="0cm" style:auto-text-indent="false"/>
      <style:text-properties style:use-window-font-color="true" loext:opacity="0%" style:font-name="Calibri Light" fo:font-size="9pt" fo:font-style="normal" fo:font-weight="bold" officeooo:paragraph-rsid="0012e775" fo:background-color="transparent" style:font-name-asian="Calibri Light" style:font-size-asian="9pt" style:font-style-asian="normal" style:font-weight-asian="bold" style:font-name-complex="Calibri Light" style:font-size-complex="9pt" style:font-style-complex="normal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tyle="normal" officeooo:paragraph-rsid="001d30d4" style:font-style-asian="normal" style:font-style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normal" officeooo:paragraph-rsid="001d30d4" style:font-weight-asian="normal" style:font-weight-complex="normal"/>
    </style:style>
    <style:style style:name="P7" style:family="paragraph" style:parent-style-name="Standard">
      <style:paragraph-properties fo:margin-left="0cm" fo:margin-right="0cm" fo:margin-top="0.101cm" fo:margin-bottom="0.101cm" style:contextual-spacing="false" fo:text-indent="0cm" style:auto-text-indent="false"/>
      <style:text-properties fo:font-weight="normal" officeooo:paragraph-rsid="001d30d4" style:font-weight-asian="normal" style:font-weight-complex="normal"/>
    </style:style>
    <style:style style:name="P8" style:family="paragraph" style:parent-style-name="Standard">
      <style:paragraph-properties fo:margin-left="2cm" fo:margin-right="0cm" fo:text-indent="0cm" style:auto-text-indent="false"/>
      <style:text-properties fo:font-size="10.5pt" fo:font-weight="normal" officeooo:paragraph-rsid="001d30d4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margin-left="2cm" fo:margin-right="0cm" fo:margin-top="0.101cm" fo:margin-bottom="0.101cm" style:contextual-spacing="false" fo:text-indent="0cm" style:auto-text-indent="false"/>
      <style:text-properties fo:font-size="10.5pt" fo:font-weight="normal" officeooo:paragraph-rsid="001d30d4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0.5pt" fo:font-weight="normal" officeooo:paragraph-rsid="001d30d4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margin-left="0cm" fo:margin-right="0cm" fo:margin-top="0.101cm" fo:margin-bottom="0.101cm" style:contextual-spacing="false" fo:text-indent="0cm" style:auto-text-indent="false"/>
      <style:text-properties fo:font-size="10.5pt" fo:font-weight="normal" officeooo:paragraph-rsid="001d30d4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0.5pt" fo:font-weight="normal" officeooo:paragraph-rsid="001d30d4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margin-left="2cm" fo:margin-right="0cm" fo:margin-top="0cm" fo:margin-bottom="0cm" style:contextual-spacing="false" fo:text-indent="0cm" style:auto-text-indent="false"/>
      <style:text-properties fo:font-size="10.5pt" fo:font-weight="normal" officeooo:paragraph-rsid="001f92b2" style:font-size-asian="10.5pt" style:font-weight-asian="normal" style:font-size-complex="10.5pt" style:font-weight-complex="normal"/>
    </style:style>
    <style:style style:name="T1" style:family="text">
      <style:text-properties officeooo:rsid="0012df10"/>
    </style:style>
    <style:style style:name="T2" style:family="text">
      <style:text-properties officeooo:rsid="0015c58b"/>
    </style:style>
    <style:style style:name="T3" style:family="text">
      <style:text-properties fo:color="#000000" loext:opacity="100%" style:font-name="Calibri Light1" fo:font-size="11pt" fo:font-style="normal" fo:font-weight="bold" officeooo:rsid="001d30d4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000000" loext:opacity="100%" style:font-name="Calibri Light1" fo:font-size="11pt" fo:font-style="normal" officeooo:rsid="001d30d4" style:font-size-asian="11pt" style:font-style-asian="normal" style:font-size-complex="11pt" style:font-style-complex="normal"/>
    </style:style>
    <style:style style:name="T5" style:family="text">
      <style:text-properties fo:color="#000000" loext:opacity="100%" style:font-name="Calibri Light1" fo:font-size="11pt" fo:font-style="normal" officeooo:rsid="00215af0" style:font-size-asian="11pt" style:font-style-asian="normal" style:font-size-complex="11pt" style:font-style-complex="normal"/>
    </style:style>
    <style:style style:name="T6" style:family="text">
      <style:text-properties fo:color="#000000" loext:opacity="100%" style:font-name="Calibri Light1" fo:font-size="11pt" fo:font-weight="bold" officeooo:rsid="0012e775" style:font-size-asian="11pt" style:font-weight-asian="bold" style:font-size-complex="11pt" style:font-weight-complex="bold"/>
    </style:style>
    <style:style style:name="T7" style:family="text">
      <style:text-properties fo:color="#000000" loext:opacity="100%" style:font-name="Calibri Light1" fo:font-style="normal" officeooo:rsid="001d30d4" style:font-style-asian="normal" style:font-style-complex="normal"/>
    </style:style>
    <style:style style:name="T8" style:family="text">
      <style:text-properties fo:color="#000000" loext:opacity="100%" style:font-name="Calibri Light1" fo:font-style="normal" officeooo:rsid="001f8bbf" style:font-style-asian="normal" style:font-style-complex="normal"/>
    </style:style>
    <style:style style:name="T9" style:family="text">
      <style:text-properties fo:color="#000000" loext:opacity="100%" style:font-name="Calibri Light1" fo:font-style="normal" officeooo:rsid="001f92b2" style:font-style-asian="normal" style:font-style-complex="normal"/>
    </style:style>
    <style:style style:name="T10" style:family="text">
      <style:text-properties fo:color="#000000" loext:opacity="100%" style:font-name="Calibri Light1" fo:font-size="10.5pt" fo:font-style="normal" officeooo:rsid="001d30d4" style:font-size-asian="10.5pt" style:font-style-asian="normal" style:font-size-complex="10.5pt" style:font-style-complex="normal"/>
    </style:style>
    <style:style style:name="T11" style:family="text">
      <style:text-properties fo:font-size="8pt" style:font-size-asian="8pt" style:font-size-complex="8pt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Funciones MySQL – <text:span text:style-name="T2">WHILE y FOR</text:span></text:p>
      <text:p text:style-name="P2">Realiza los siguientes ejercicios propuestos mediante el Workbench de MySQL <text:span text:style-name="T1">a partir de los datos contenidos en la base de datos Netflix.</text:span></text:p>
      <text:p text:style-name="P3"><text:span text:style-name="T11">CREATE DATABASE IF NOT EXISTS Netflix;<text:line-break/>USE Netflix;<text:line-break/><text:line-break/>CREATE TABLE IF NOT EXISTS Peliculas(<text:line-break/><text:tab/>ID int primary key,<text:line-break/> <text:s text:c="3"/>Nombre VARCHAR(30),<text:line-break/> <text:s text:c="3"/>Duracion INT,<text:line-break/> <text:s text:c="3"/>Director VARCHAR(20),<text:line-break/> <text:s text:c="3"/>Genero ENUM ('acción', 'drama', 'comedia'),<text:line-break/> <text:s text:c="3"/>Nota FLOAT<text:line-break/>);<text:line-break/><text:line-break/>CREATE TABLE IF NOT EXISTS Reparto(<text:line-break/><text:tab/>DNI VARCHAR(9) primary key,<text:line-break/> <text:s text:c="3"/>Nombre VARCHAR(30),<text:line-break/> <text:s text:c="3"/>Apellido VARCHAR(30),<text:line-break/> <text:s text:c="3"/>Fecha_nac DATE<text:line-break/>);<text:line-break/><text:line-break/>ALTER TABLE Peliculas ADD COLUMN Protagonista VARCHAR(9), <text:line-break/>ADD CONSTRAINT `FK_PROTAGONISTA` <text:line-break/>FOREIGN KEY (Protagonista) <text:line-break/>REFERENCES Reparto(DNI);<text:line-break/><text:line-break/>INSERT INTO Reparto (DNI, Nombre, Apellido, Fecha_nac) VALUES<text:line-break/>("1234", "Will", "Smith", "1985-12-13"),<text:line-break/>("1357", "Salma", "Hayek", "1976-02-11"),<text:line-break/>("1222", "George", "Clooney", "2000-02-23"),<text:line-break/>("1265", "Adam", "Sandler", "1980-12-13"),<text:line-break/>("1212", "Nemo", " ", "1985-01-07");<text:line-break/><text:line-break/><text:line-break/>INSERT INTO Peliculas (ID, Nombre, Duracion, Director, Genero, Nota, Protagonista) VALUES<text:line-break/>(1, 'Bright', 120, 'Fernando', 'acción', 3.1, "1234"),<text:line-break/>(2, 'Frida', 100, 'Daniel', 'drama', 7.6, "1357"),<text:line-break/>(3, 'Los dos papas', 160, 'Adrián', 'comedia', 8.3, "1222"),<text:line-break/>(4, 'Animales nocturnos', 185, 'Tomás', 'drama', 9.5, "1357"),<text:line-break/>(5, 'Oceans Eleven', 150, 'Nuria', 'acción', 3.5, "1222"),<text:line-break/>(6, 'Buscando a Nemo', 120, 'Jon', 'comedia', 2.1, "1212"),<text:line-break/>(7, 'El Hoyo', 110, 'Ivan', 'acción', 9.9, "1265"),<text:line-break/>(8, 'Diamante en bruto', 140, 'Paola', 'acción', 8.1, "1265");</text:span><text:line-break/></text:p>
      <text:p text:style-name="P4"/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7"><text:soft-page-break/><text:span text:style-name="T3">Ejercicio 1.- </text:span><text:span text:style-name="T4">ROJO, VERDE, AZUL o AMARILLO</text:span></text:p>
      <text:p text:style-name="P8"><text:span text:style-name="T7">- Elige de forma aleatoria un color e insértalo en la función</text:span></text:p>
      <text:p text:style-name="P8"><text:span text:style-name="T7">- Haz que la máquina obtenga un color de forma aleatorio</text:span></text:p>
      <text:p text:style-name="P8"><text:span text:style-name="T7">- Muestra una frase el siguiente resultado:</text:span></text:p>
      <text:p text:style-name="P8"><text:span text:style-name="T7"><text:tab/>- "EL USUARIO HA ELEGIDO X"</text:span></text:p>
      <text:p text:style-name="P8"><text:span text:style-name="T7"><text:tab/>- "LA MAQUINA HA ELEGIDO Y"</text:span></text:p>
      <text:p text:style-name="P8"><text:span text:style-name="T7"><text:tab/>- "AMBOS HAN COINCIDIDIO EN EL COLOR"</text:span></text:p>
      <text:p text:style-name="P6"><text:span text:style-name="T4"/></text:p>
      <text:p text:style-name="P7"><text:span text:style-name="T3">Ejercicio 2.-</text:span><text:span text:style-name="T4"> Obtén las primeras X películas ordenadas por el nombre </text:span><text:span text:style-name="T5">(en </text:span><text:span text:style-name="T4">orden alfabético) y dime cuantas de ellas tienen una nota mayor que 6.</text:span></text:p>
      <text:p text:style-name="P9"><text:span text:style-name="T7">- La variable X será insertada por el usuario</text:span></text:p>
      <text:p text:style-name="P9"><text:span text:style-name="T7">- La función mostrará una frase indicando el número de películas </text:span><text:span text:style-name="T8">con una nota mayor que 6</text:span></text:p>
      <text:p text:style-name="P6"><text:span text:style-name="T4"/></text:p>
      <text:p text:style-name="P7"><text:span text:style-name="T3">Ejercicio 3.- </text:span><text:span text:style-name="T4">Realiza las siguientes operaciones según la elección del usuario.</text:span></text:p>
      <text:p text:style-name="P7"><text:span text:style-name="T4"><text:tab/></text:span><text:span text:style-name="T10">- El usuario insertará la letra X en la función</text:span></text:p>
      <text:p text:style-name="P12"><text:span text:style-name="T7"><text:tab/>- Si el usuario elige el número 1, realiza la siguiente operación:</text:span></text:p>
      <text:p text:style-name="P12"><text:span text:style-name="T7"><text:tab/></text:span><text:span text:style-name="T7"><draw:frame draw:style-name="fr1" draw:name="Objeto1" text:anchor-type="as-char" svg:width="1.33cm" svg:height="0.503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3"><text:span text:style-name="T7">- Si el usuario elige el número 2, realiza la siguiente operación:</text:span></text:p>
      <text:p text:style-name="P13"><text:span text:style-name="T7"><draw:frame draw:style-name="fr1" draw:name="Objeto2" text:anchor-type="as-char" svg:width="0.758cm" svg:height="0.503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span></text:p>
      <text:p text:style-name="P11"><text:span text:style-name="T7"><text:tab/>- </text:span><text:span text:style-name="T9">Si el usuario elige un número distinto, muestra un mensaje de error</text:span></text:p>
      <text:p text:style-name="P10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Calibri" fo:font-size="11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10T08:51:23.056000000</dc:date>
    <meta:editing-duration>PT4H4M38S</meta:editing-duration>
    <meta:editing-cycles>15</meta:editing-cycles>
    <meta:generator>LibreOffice/7.6.5.2$Windows_X86_64 LibreOffice_project/38d5f62f85355c192ef5f1dd47c5c0c0c6d6598b</meta:generator>
    <meta:document-statistic meta:table-count="0" meta:image-count="0" meta:object-count="2" meta:page-count="2" meta:paragraph-count="20" meta:word-count="374" meta:character-count="2506" meta:non-whitespace-character-count="2098"/>
  </office:meta>
</office:document-meta>
</file>

<file path=Object 1/content.xml><?xml version="1.0" encoding="utf-8"?>
<math xmlns="http://www.w3.org/1998/Math/MathML" display="block">
  <semantics>
    <msqrt>
      <mrow>
        <mo fence="true" form="prefix" stretchy="false">(</mo>
        <mrow>
          <mrow>
            <msup>
              <mi>x</mi>
              <mn>4</mn>
            </msup>
            <mo stretchy="false">+</mo>
            <msup>
              <mi>x</mi>
              <mn>2</mn>
            </msup>
          </mrow>
        </mrow>
        <mo fence="true" form="postfix" stretchy="false">)</mo>
      </mrow>
    </msqrt>
    <annotation encoding="StarMath 5.0">sqrt( x^4+x^2 )</annotation>
  </semantics>
</math>
</file>

<file path=Object 2/content.xml><?xml version="1.0" encoding="utf-8"?>
<math xmlns="http://www.w3.org/1998/Math/MathML" display="block">
  <semantics>
    <msqrt>
      <msup>
        <mrow>
          <mo fence="true" form="prefix" stretchy="false">(</mo>
          <mrow>
            <mi>x</mi>
          </mrow>
          <mo fence="true" form="postfix" stretchy="false">)</mo>
        </mrow>
        <mn>5</mn>
      </msup>
    </msqrt>
    <annotation encoding="StarMath 5.0">sqrt(x)^5</annotation>
  </semantics>
</math>
</file>